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Machine Départ</text:p>
          </table:table-cell>
          <table:table-cell office:value-type="string" calcext:value-type="string">
            <text:p>Machine Arrivée</text:p>
          </table:table-cell>
          <table:table-cell/>
          <table:table-cell office:value-type="string" calcext:value-type="string">
            <text:p>Compte Départ</text:p>
          </table:table-cell>
          <table:table-cell office:value-type="string" calcext:value-type="string">
            <text:p>Compte Arrivée</text:p>
          </table:table-cell>
        </table:table-row>
        <table:table-row table:style-name="ro1">
          <table:table-cell office:value-type="string" calcext:value-type="string">
            <text:p>Sur une seule et même mach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pédition de localhost …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… vers localhost (pas de résolution de nom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roo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root@localhost" xlink:type="simple">root@localhost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postmaster@localhost" xlink:type="simple">postmaster@localhost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fred@localhost" xlink:type="simple">fred@localhost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à partir du compte f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root@localhost" xlink:type="simple">root@localhost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postmaster@localhost" xlink:type="simple">postmaster@localhost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fred@localhost" xlink:type="simple">fred@localhost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… vers cdalr.fr (résolution de nom en local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roo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root@cdalr.fr" xlink:type="simple">root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postmaster@cdalr.fr" xlink:type="simple">postmaster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fred@cdalr.fr" xlink:type="simple">fred@cdalr.f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à partir du compte f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root@cdalr.fr" xlink:type="simple">root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postmaster@cdalr.fr" xlink:type="simple">postmaster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fred@cdalr.fr" xlink:type="simple">fred@cdalr.f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… vers garel.eu (résolution de nom en local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roo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root@garel.eu" xlink:type="simple">root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postmaster@garel.eu" xlink:type="simple">postmaster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fred@garel.eu" xlink:type="simple">fred@garel.eu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à partir du compte f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root@garel.eu" xlink:type="simple">root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postmaster@garel.eu" xlink:type="simple">postmaster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fred@garel.eu" xlink:type="simple">fred@garel.eu</text:a></text:p>
          </table:table-cell>
        </table:table-row>
        <table:table-row table:style-name="ro1">
          <table:table-cell/>
          <table:table-cell office:value-type="string" calcext:value-type="string">
            <text:p>Expédition de cdalr.fr …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… vers cdalr.fr (résolution de nom en local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roo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root@cdalr.fr" xlink:type="simple">root@cdalr.fr</text:a></text:p>
          </table:table-cell>
          <table:table-cell office:value-type="string" calcext:value-type="string">
            <text:p><text:a xlink:href="mailto:root@cdalr.fr" xlink:type="simple">root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cdalr.fr" xlink:type="simple">root@cdalr.fr</text:a></text:p>
          </table:table-cell>
          <table:table-cell office:value-type="string" calcext:value-type="string">
            <text:p><text:a xlink:href="mailto:postmaster@cdalr.fr" xlink:type="simple">postmaster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cdalr.fr" xlink:type="simple">root@cdalr.fr</text:a></text:p>
          </table:table-cell>
          <table:table-cell office:value-type="string" calcext:value-type="string">
            <text:p><text:a xlink:href="mailto:fred@cdalr.fr" xlink:type="simple">fred@cdalr.f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à partir du compte f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@cdalr.fr" xlink:type="simple">fred@cdalr.fr</text:a></text:p>
          </table:table-cell>
          <table:table-cell office:value-type="string" calcext:value-type="string">
            <text:p><text:a xlink:href="mailto:root@cdalr.fr" xlink:type="simple">root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cdalr.fr" xlink:type="simple">fred@cdalr.fr</text:a></text:p>
          </table:table-cell>
          <table:table-cell office:value-type="string" calcext:value-type="string">
            <text:p><text:a xlink:href="mailto:postmaster@cdalr.fr" xlink:type="simple">postmaster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cdalr.fr" xlink:type="simple">fred@cdalr.fr</text:a></text:p>
          </table:table-cell>
          <table:table-cell office:value-type="string" calcext:value-type="string">
            <text:p><text:a xlink:href="mailto:fred@cdalr.fr" xlink:type="simple">fred@cdalr.f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… vers garel.eu (résolution de nom en local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roo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root@cdalr.fr" xlink:type="simple">root@cdalr.fr</text:a></text:p>
          </table:table-cell>
          <table:table-cell office:value-type="string" calcext:value-type="string">
            <text:p><text:a xlink:href="mailto:root@garel.eu" xlink:type="simple">root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cdalr.fr" xlink:type="simple">root@cdalr.fr</text:a></text:p>
          </table:table-cell>
          <table:table-cell office:value-type="string" calcext:value-type="string">
            <text:p><text:a xlink:href="mailto:postmaster@garel.eu" xlink:type="simple">postmaster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cdalr.fr" xlink:type="simple">root@cdalr.fr</text:a></text:p>
          </table:table-cell>
          <table:table-cell office:value-type="string" calcext:value-type="string">
            <text:p><text:a xlink:href="mailto:fred@garel.eu" xlink:type="simple">fred@garel.eu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à partir du compte f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@cdalr.fr" xlink:type="simple">fred@cdalr.fr</text:a></text:p>
          </table:table-cell>
          <table:table-cell office:value-type="string" calcext:value-type="string">
            <text:p><text:a xlink:href="mailto:root@garel.eu" xlink:type="simple">root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cdalr.fr" xlink:type="simple">fred@cdalr.fr</text:a></text:p>
          </table:table-cell>
          <table:table-cell office:value-type="string" calcext:value-type="string">
            <text:p><text:a xlink:href="mailto:postmaster@garel.eu" xlink:type="simple">postmaster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cdalr.fr" xlink:type="simple">fred@cdalr.fr</text:a></text:p>
          </table:table-cell>
          <table:table-cell office:value-type="string" calcext:value-type="string">
            <text:p><text:a xlink:href="mailto:fred@garel.eu" xlink:type="simple">fred@garel.eu</text:a></text:p>
          </table:table-cell>
        </table:table-row>
        <table:table-row table:style-name="ro1">
          <table:table-cell/>
          <table:table-cell office:value-type="string" calcext:value-type="string">
            <text:p>Expédition de garel.eu …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… vers cdalr.fr (résolution de nom en local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roo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root@garel.eu" xlink:type="simple">root@garel.eu</text:a></text:p>
          </table:table-cell>
          <table:table-cell office:value-type="string" calcext:value-type="string">
            <text:p><text:a xlink:href="mailto:root@cdalr.fr" xlink:type="simple">root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garel.eu" xlink:type="simple">root@garel.eu</text:a></text:p>
          </table:table-cell>
          <table:table-cell office:value-type="string" calcext:value-type="string">
            <text:p><text:a xlink:href="mailto:postmaster@cdalr.fr" xlink:type="simple">postmaster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garel.eu" xlink:type="simple">root@garel.eu</text:a></text:p>
          </table:table-cell>
          <table:table-cell office:value-type="string" calcext:value-type="string">
            <text:p><text:a xlink:href="mailto:fred@cdalr.fr" xlink:type="simple">fred@cdalr.f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à partir du compte f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@garel.eu" xlink:type="simple">fred@garel.eu</text:a></text:p>
          </table:table-cell>
          <table:table-cell office:value-type="string" calcext:value-type="string">
            <text:p><text:a xlink:href="mailto:root@cdalr.fr" xlink:type="simple">root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garel.eu" xlink:type="simple">fred@garel.eu</text:a></text:p>
          </table:table-cell>
          <table:table-cell office:value-type="string" calcext:value-type="string">
            <text:p><text:a xlink:href="mailto:postmaster@cdalr.fr" xlink:type="simple">postmaster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garel.eu" xlink:type="simple">fred@garel.eu</text:a></text:p>
          </table:table-cell>
          <table:table-cell office:value-type="string" calcext:value-type="string">
            <text:p><text:a xlink:href="mailto:fred@cdalr.fr" xlink:type="simple">fred@cdalr.f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… vers garel.eu (résolution de nom en local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roo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root@garel.eu" xlink:type="simple">root@garel.eu</text:a></text:p>
          </table:table-cell>
          <table:table-cell office:value-type="string" calcext:value-type="string">
            <text:p><text:a xlink:href="mailto:root@garel.eu" xlink:type="simple">root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garel.eu" xlink:type="simple">root@garel.eu</text:a></text:p>
          </table:table-cell>
          <table:table-cell office:value-type="string" calcext:value-type="string">
            <text:p><text:a xlink:href="mailto:postmaster@garel.eu" xlink:type="simple">postmaster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garel.eu" xlink:type="simple">root@garel.eu</text:a></text:p>
          </table:table-cell>
          <table:table-cell office:value-type="string" calcext:value-type="string">
            <text:p><text:a xlink:href="mailto:fred@garel.eu" xlink:type="simple">fred@garel.eu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à partir du compte f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@garel.eu" xlink:type="simple">fred@garel.eu</text:a></text:p>
          </table:table-cell>
          <table:table-cell office:value-type="string" calcext:value-type="string">
            <text:p><text:a xlink:href="mailto:root@garel.eu" xlink:type="simple">root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garel.eu" xlink:type="simple">fred@garel.eu</text:a></text:p>
          </table:table-cell>
          <table:table-cell office:value-type="string" calcext:value-type="string">
            <text:p><text:a xlink:href="mailto:postmaster@garel.eu" xlink:type="simple">postmaster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garel.eu" xlink:type="simple">fred@garel.eu</text:a></text:p>
          </table:table-cell>
          <table:table-cell office:value-type="string" calcext:value-type="string">
            <text:p><text:a xlink:href="mailto:fred@garel.eu" xlink:type="simple">fred@garel.eu</text:a></text:p>
          </table:table-cell>
        </table:table-row>
        <table:table-row table:style-name="ro1">
          <table:table-cell office:value-type="string" calcext:value-type="string">
            <text:p>Entre deux machi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pédition de VPS …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… vers freeshell.de (résolution de nom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roo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fgarel@freeshell.de" xlink:type="simple">fgarel@freeshell.de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cdalr.fr" xlink:type="simple">root@cdalr.fr</text:a></text:p>
          </table:table-cell>
          <table:table-cell office:value-type="string" calcext:value-type="string">
            <text:p><text:a xlink:href="mailto:fgarel@freeshell.de" xlink:type="simple">fgarel@freeshell.de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garel.eu" xlink:type="simple">root@garel.eu</text:a></text:p>
          </table:table-cell>
          <table:table-cell office:value-type="string" calcext:value-type="string">
            <text:p><text:a xlink:href="mailto:fgarel@freeshell.de" xlink:type="simple">fgarel@freeshell.de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à partir du compte f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fgarel@freeshell.de" xlink:type="simple">fgarel@freeshell.de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cdalr.fr" xlink:type="simple">fred@cdalr.fr</text:a></text:p>
          </table:table-cell>
          <table:table-cell office:value-type="string" calcext:value-type="string">
            <text:p><text:a xlink:href="mailto:fgarel@freeshell.de" xlink:type="simple">fgarel@freeshell.de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garel.eu" xlink:type="simple">fred@garel.eu</text:a></text:p>
          </table:table-cell>
          <table:table-cell office:value-type="string" calcext:value-type="string">
            <text:p><text:a xlink:href="mailto:fgarel@freeshell.de" xlink:type="simple">fgarel@freeshell.de</text:a></text:p>
          </table:table-cell>
        </table:table-row>
        <table:table-row table:style-name="ro1">
          <table:table-cell/>
          <table:table-cell office:value-type="string" calcext:value-type="string">
            <text:p>Expédition de freeshell.de …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… vers VPS (résolution de nom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<text:a xlink:href="mailto:fgarel@freeshell.de" xlink:type="simple">fgarel@freeshell.de</text:a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garel@freeshell.de" xlink:type="simple">fgarel@freeshell.de</text:a></text:p>
          </table:table-cell>
          <table:table-cell office:value-type="string" calcext:value-type="string">
            <text:p><text:a xlink:href="mailto:root@cdalr.fr" xlink:type="simple">root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garel@freeshell.de" xlink:type="simple">fgarel@freeshell.de</text:a></text:p>
          </table:table-cell>
          <table:table-cell office:value-type="string" calcext:value-type="string">
            <text:p><text:a xlink:href="mailto:postmaster@cdalr.fr" xlink:type="simple">postmaster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garel@freeshell.de" xlink:type="simple">fgarel@freeshell.de</text:a></text:p>
          </table:table-cell>
          <table:table-cell office:value-type="string" calcext:value-type="string">
            <text:p><text:a xlink:href="mailto:fred@cdalr.fr" xlink:type="simple">fred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garel@freeshell.de" xlink:type="simple">fgarel@freeshell.de</text:a></text:p>
          </table:table-cell>
          <table:table-cell office:value-type="string" calcext:value-type="string">
            <text:p><text:a xlink:href="mailto:root@garel.eu" xlink:type="simple">root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garel@freeshell.de" xlink:type="simple">fgarel@freeshell.de</text:a></text:p>
          </table:table-cell>
          <table:table-cell office:value-type="string" calcext:value-type="string">
            <text:p><text:a xlink:href="mailto:postmaster@garel.eu" xlink:type="simple">postmaster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garel@freeshell.de" xlink:type="simple">fgarel@freeshell.de</text:a></text:p>
          </table:table-cell>
          <table:table-cell office:value-type="string" calcext:value-type="string">
            <text:p><text:a xlink:href="mailto:fred@garel.eu" xlink:type="simple">fred@garel.eu</text:a></text:p>
          </table:table-cell>
        </table:table-row>
        <table:table-row table:style-name="ro1">
          <table:table-cell/>
          <table:table-cell office:value-type="string" calcext:value-type="string">
            <text:p>Expédition de VPS …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… vers gmail.com (résolution de nom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roo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frederic.garel@gmail.com" xlink:type="simple">frederic.garel@gmail.com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cdalr.fr" xlink:type="simple">root@cdalr.fr</text:a></text:p>
          </table:table-cell>
          <table:table-cell office:value-type="string" calcext:value-type="string">
            <text:p><text:a xlink:href="mailto:frederic.garel@gmail.com" xlink:type="simple">frederic.garel@gmail.com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garel.eu" xlink:type="simple">root@garel.eu</text:a></text:p>
          </table:table-cell>
          <table:table-cell office:value-type="string" calcext:value-type="string">
            <text:p><text:a xlink:href="mailto:frederic.garel@gmail.com" xlink:type="simple">frederic.garel@gmail.com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à partir du compte f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frederic.garel@gmail.com" xlink:type="simple">frederic.garel@gmail.com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cdalr.fr" xlink:type="simple">fred@cdalr.fr</text:a></text:p>
          </table:table-cell>
          <table:table-cell office:value-type="string" calcext:value-type="string">
            <text:p><text:a xlink:href="mailto:frederic.garel@gmail.com" xlink:type="simple">frederic.garel@gmail.com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garel.eu" xlink:type="simple">fred@garel.eu</text:a></text:p>
          </table:table-cell>
          <table:table-cell office:value-type="string" calcext:value-type="string">
            <text:p><text:a xlink:href="mailto:frederic.garel@gmail.com" xlink:type="simple">frederic.garel@gmail.com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… vers ville-larochelle.fr (résolution de nom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roo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root@localhost" xlink:type="simple">root@localhost</text:a></text:p>
          </table:table-cell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cdalr.fr" xlink:type="simple">root@cdalr.fr</text:a></text:p>
          </table:table-cell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root@garel.eu" xlink:type="simple">root@garel.eu</text:a></text:p>
          </table:table-cell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à partir du compte fr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@localhost" xlink:type="simple">fred@localhost</text:a></text:p>
          </table:table-cell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cdalr.fr" xlink:type="simple">fred@cdalr.fr</text:a></text:p>
          </table:table-cell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@garel.eu" xlink:type="simple">fred@garel.eu</text:a></text:p>
          </table:table-cell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</table:table-row>
        <table:table-row table:style-name="ro1">
          <table:table-cell/>
          <table:table-cell office:value-type="string" calcext:value-type="string">
            <text:p>Expédition de gmail.com …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… vers VPS (résolution de nom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<text:a xlink:href="mailto:frederic.garel@gmail.com" xlink:type="simple">frederic.garel@gmail.com</text:a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gmail.com" xlink:type="simple">frederic.garel@gmail.com</text:a></text:p>
          </table:table-cell>
          <table:table-cell office:value-type="string" calcext:value-type="string">
            <text:p><text:a xlink:href="mailto:root@cdalr.fr" xlink:type="simple">root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gmail.com" xlink:type="simple">frederic.garel@gmail.com</text:a></text:p>
          </table:table-cell>
          <table:table-cell office:value-type="string" calcext:value-type="string">
            <text:p><text:a xlink:href="mailto:postmaster@cdalr.fr" xlink:type="simple">postmaster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gmail.com" xlink:type="simple">frederic.garel@gmail.com</text:a></text:p>
          </table:table-cell>
          <table:table-cell office:value-type="string" calcext:value-type="string">
            <text:p><text:a xlink:href="mailto:fred@cdalr.fr" xlink:type="simple">fred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gmail.com" xlink:type="simple">frederic.garel@gmail.com</text:a></text:p>
          </table:table-cell>
          <table:table-cell office:value-type="string" calcext:value-type="string">
            <text:p><text:a xlink:href="mailto:root@garel.eu" xlink:type="simple">root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gmail.com" xlink:type="simple">frederic.garel@gmail.com</text:a></text:p>
          </table:table-cell>
          <table:table-cell office:value-type="string" calcext:value-type="string">
            <text:p><text:a xlink:href="mailto:postmaster@garel.eu" xlink:type="simple">postmaster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gmail.com" xlink:type="simple">frederic.garel@gmail.com</text:a></text:p>
          </table:table-cell>
          <table:table-cell office:value-type="string" calcext:value-type="string">
            <text:p><text:a xlink:href="mailto:fred@garel.eu" xlink:type="simple">fred@garel.eu</text:a></text:p>
          </table:table-cell>
        </table:table-row>
        <table:table-row table:style-name="ro1">
          <table:table-cell/>
          <table:table-cell office:value-type="string" calcext:value-type="string">
            <text:p>Expédition de ville-larochelle.fr …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… vers VPS (résolution de nom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à partir du compte <text:a xlink:href="mailto:frederic.garel@ville-larochelle.fr" xlink:type="simple">frederic.garel@ville-larochelle.fr</text:a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  <table:table-cell office:value-type="string" calcext:value-type="string">
            <text:p><text:a xlink:href="mailto:root@cdalr.fr" xlink:type="simple">root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  <table:table-cell office:value-type="string" calcext:value-type="string">
            <text:p><text:a xlink:href="mailto:postmaster@cdalr.fr" xlink:type="simple">postmaster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  <table:table-cell office:value-type="string" calcext:value-type="string">
            <text:p><text:a xlink:href="mailto:fred@cdalr.fr" xlink:type="simple">fred@cdalr.f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  <table:table-cell office:value-type="string" calcext:value-type="string">
            <text:p><text:a xlink:href="mailto:root@garel.eu" xlink:type="simple">root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  <table:table-cell office:value-type="string" calcext:value-type="string">
            <text:p><text:a xlink:href="mailto:postmaster@garel.eu" xlink:type="simple">postmaster@garel.eu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mailto:frederic.garel@ville-larochelle.fr" xlink:type="simple">frederic.garel@ville-larochelle.fr</text:a></text:p>
          </table:table-cell>
          <table:table-cell office:value-type="string" calcext:value-type="string">
            <text:p><text:a xlink:href="mailto:fred@garel.eu" xlink:type="simple">fred@garel.eu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6:51:18.189236110</meta:creation-date>
    <dc:date>2015-09-11T17:43:57.948791054</dc:date>
    <meta:editing-duration>PT5M28S</meta:editing-duration>
    <meta:editing-cycles>1</meta:editing-cycles>
    <meta:document-statistic meta:table-count="1" meta:cell-count="206" meta:object-count="0"/>
    <meta:generator>LibreOffice/4.4.2.2$Linux_X86_64 LibreOffice_project/40m0$Build-2</meta:generator>
  </office:meta>
</office:document-meta>
</file>